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、conflib</text:p>
      <text:p text:style-name="P1">共享内存配置库，一个占用内存小的二级结构的数据库。</text:p>
      <text:p text:style-name="P1">其实可以用sqlite代替。os.conf为存储文件，tcm_eid.h和eid.c中各个字段的信息，也就是各个进程的信息。</text:p>
      <text:p text:style-name="P1"/>
      <text:p text:style-name="P1"/>
      <text:p text:style-name="P1">2、octopus</text:p>
      <text:p text:style-name="P1">八爪鱼通讯中心。见专题消息中间件，没有任何一个开源库，可以轻松的让系统中的任何两个进程随意通信。包括ZeroMq和nanomsg，也无法满足此要求。</text:p>
      <text:p text:style-name="P1">而octopus可以充当消息通信中心，充当进程管理中心，任何进程的消息都会通过sched中转，并发送给目标进程，当目标进程未启动，还可以启动目标进程。</text:p>
      <text:p text:style-name="P1">消息定义在tcm_msg.h中。进程信息在tcm_eid.h和eid.c中。</text:p>
      <text:p text:style-name="P1">测试程序准备了lan和dhcpd两个程序。使用场景有如下几个：</text:p>
      <text:p text:style-name="P1">（1）启动进程</text:p>
      <text:p text:style-name="P1">开启sched，然后开启lan，lan发送TCM_MSG_START_APP消息给SCHED，将目标进程EID放在worddata中，告诉sched启动DHCPD进程。</text:p>
      <text:p text:style-name="P1">（2）任意两个进程发送消息</text:p>
      <text:p text:style-name="P1">开启sched，然后开启lan和dhcpddd，lan发送TCM_MSG_REFRESH_LOG_LEVEL消息给DHCPD。如果发送此消息时，dhcpddd没有启动，则会先启动dhcpddd，然后发送消息。DHCPD收消息，并进行处理。</text:p>
      <text:p text:style-name="P1">（3）在sched启动阶段启动其管理的进程</text:p>
      <text:p text:style-name="P1">在eid.c文件中，修改各个eid entity的第四个参数为APPCFG_LAUNCH_IN_STAGE_1，则当sched启动时，管理的各个进程也会启动。</text:p>
      <text:p text:style-name="P1"/>
      <text:p text:style-name="P1">其中各个应用程序和库的作用如下：</text:p>
      <text:p text:style-name="P1">liboal：保存了各个应用程序实体的信息（tcm_eid.h和eid.c），以及各个定时器的实现（timer.c timestamp.c tcm_tmr.h tcm_tms.h）, 日志实现（tcm_log.h logging.c），内存操作实现</text:p>
      <text:p text:style-name="P1">（tcm_mem.h memory.c），字符串操作（tcm_strconv.h strconvc.c）</text:p>
      <text:p text:style-name="P1">libmsg：消息实现（tcm_msg.h tcm_msg.c oal_msg.c）</text:p>
      <text:p text:style-name="P1">sched:八爪鱼消息通信中心。</text:p>
      <text:p text:style-name="P1">lan和dhcpd：测试应用程序，-loal和-lmsg，然后初始化库接口。</text:p>
      <text:p text:style-name="P1"/>
      <text:p text:style-name="P1"/>
      <text:p text:style-name="P1">运行时，执行如下命令：</text:p>
      <text:p text:style-name="P1">export LD_LIBRARY_PATH=/home/nick/octopus_release/libmsg/:${LD_LIBRARY_PATH} </text:p>
      <text:p text:style-name="P1">export LD_LIBRARY_PATH=/home/nick/octopus_release/liboal/:${LD_LIBRARY_PATH} <text:s text:c="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2M5S</meta:editing-duration>
    <meta:editing-cycles>29</meta:editing-cycles>
    <meta:generator>OpenOffice/4.1.0$Win32 OpenOffice.org_project/410m18$Build-9764</meta:generator>
    <dc:date>2016-09-08T11:32:40.69</dc:date>
    <dc:creator>wei li</dc:creator>
    <meta:document-statistic meta:table-count="0" meta:image-count="0" meta:object-count="0" meta:page-count="1" meta:paragraph-count="23" meta:word-count="563" meta:character-count="1101"/>
    <meta:user-defined meta:name="Info 1"/>
    <meta:user-defined meta:name="Info 2"/>
    <meta:user-defined meta:name="Info 3"/>
    <meta:user-defined meta:name="Info 4"/>
  </office:meta>
</office:document-meta>
</file>